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cm" style:rel-column-width="7073*"/>
    </style:style>
    <style:style style:name="Táboa2.B" style:family="table-column">
      <style:table-column-properties style:column-width="2.808cm" style:rel-column-width="6643*"/>
    </style:style>
    <style:style style:name="Táboa2.C" style:family="table-column">
      <style:table-column-properties style:column-width="2.602cm" style:rel-column-width="6155*"/>
    </style:style>
    <style:style style:name="Táboa2.D" style:family="table-column">
      <style:table-column-properties style:column-width="5.6cm" style:rel-column-width="13249*"/>
    </style:style>
    <style:style style:name="Táboa2.E" style:family="table-column">
      <style:table-column-properties style:column-width="6.399cm" style:rel-column-width="15140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6cm" style:rel-column-width="9689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2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2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2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Arial2" fo:font-size="6pt" officeooo:paragraph-rsid="002bce7d" style:font-size-asian="5.25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4ae8b2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fd57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8pt" officeooo:rsid="0050bdb7" officeooo:paragraph-rsid="0050bdb7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5117d8" officeooo:paragraph-rsid="005117d8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52b7d9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17" style:family="paragraph" style:parent-style-name="Standard">
      <style:text-properties officeooo:paragraph-rsid="002bce7d"/>
    </style:style>
    <style:style style:name="P18" style:family="paragraph" style:parent-style-name="Standard">
      <style:text-properties fo:font-size="8pt" officeooo:paragraph-rsid="004ae8b2" style:font-size-asian="7pt" style:font-size-complex="8pt"/>
    </style:style>
    <style:style style:name="P1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2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32e5c" officeooo:paragraph-rsid="00632e5c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7c79" officeooo:paragraph-rsid="00647c79" style:font-weight-asian="normal" style:font-weight-complex="normal"/>
    </style:style>
    <style:style style:name="P23" style:family="paragraph" style:parent-style-name="Standard">
      <style:text-properties fo:font-size="8pt" officeooo:paragraph-rsid="0065ed3c" style:font-size-asian="7pt" style:font-size-complex="8pt"/>
    </style:style>
    <style:style style:name="P24" style:family="paragraph" style:parent-style-name="Standard">
      <style:text-properties fo:font-size="6pt" officeooo:paragraph-rsid="0065ed3c" style:font-size-asian="5.25pt" style:font-size-complex="6pt"/>
    </style:style>
    <style:style style:name="P25" style:family="paragraph" style:parent-style-name="Standard">
      <style:text-properties fo:font-size="10pt" officeooo:paragraph-rsid="0065ed3c" style:font-size-asian="8.75pt" style:font-size-complex="10pt"/>
    </style:style>
    <style:style style:name="P26" style:family="paragraph" style:parent-style-name="Standard">
      <style:text-properties officeooo:paragraph-rsid="0065ed3c"/>
    </style:style>
    <style:style style:name="P2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50bdb7" officeooo:paragraph-rsid="0050bdb7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80bac8" officeooo:paragraph-rsid="0065ed3c" style:font-size-asian="10pt" style:font-size-complex="10pt"/>
    </style:style>
    <style:style style:name="P29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80bac8" officeooo:paragraph-rsid="0065ed3c" style:font-size-asian="10pt" style:font-size-complex="10pt"/>
    </style:style>
    <style:style style:name="P3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80bac8" officeooo:paragraph-rsid="0065ed3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65ed3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65ed3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65ed3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65ed3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.5pt" officeooo:rsid="00831c61" officeooo:paragraph-rsid="0065ed3c" style:font-size-asian="10.5pt" style:font-size-complex="10.5pt"/>
    </style:style>
    <style:style style:name="P3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10.5pt" officeooo:rsid="0084686a" officeooo:paragraph-rsid="0065ed3c" style:font-size-asian="10.5pt" style:font-size-complex="10.5pt"/>
    </style:style>
    <style:style style:name="P37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4a14b" officeooo:paragraph-rsid="0065ed3c" style:font-size-asian="10.5pt" style:font-size-complex="10.5pt"/>
    </style:style>
    <style:style style:name="P3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61804" officeooo:paragraph-rsid="0065ed3c" style:font-size-asian="10.5pt" style:font-size-complex="10.5pt"/>
    </style:style>
    <style:style style:name="P3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2" fo:font-size="18pt" fo:font-weight="bold" officeooo:rsid="00097482" officeooo:paragraph-rsid="0065ed3c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2" fo:font-weight="bold" officeooo:rsid="0015c9f5" officeooo:paragraph-rsid="0065ed3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2" fo:font-weight="bold" officeooo:rsid="0017c643" officeooo:paragraph-rsid="0065ed3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2" fo:font-weight="bold" officeooo:rsid="0014bf90" officeooo:paragraph-rsid="0065ed3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2" fo:font-weight="bold" officeooo:rsid="00199c78" officeooo:paragraph-rsid="0065ed3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2" fo:font-weight="bold" officeooo:rsid="0022a7b8" officeooo:paragraph-rsid="0065ed3c" style:font-weight-asian="bold" style:font-weight-complex="bold"/>
    </style:style>
    <style:style style:name="P45" style:family="paragraph" style:parent-style-name="Table_20_Contents">
      <style:text-properties style:font-name="Arial2" officeooo:paragraph-rsid="0065ed3c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32e5c"/>
    </style:style>
    <style:style style:name="T6" style:family="text">
      <style:text-properties officeooo:rsid="00632e5c"/>
    </style:style>
    <style:style style:name="T7" style:family="text">
      <style:text-properties officeooo:rsid="00647c79"/>
    </style:style>
    <style:style style:name="T8" style:family="text">
      <style:text-properties officeooo:rsid="0064fd4d"/>
    </style:style>
    <style:style style:name="T9" style:family="text">
      <style:text-properties officeooo:rsid="000ff92a"/>
    </style:style>
    <style:style style:name="T10" style:family="text">
      <style:text-properties officeooo:rsid="0068af4b"/>
    </style:style>
    <style:style style:name="T11" style:family="text">
      <style:text-properties officeooo:rsid="0022a7b8"/>
    </style:style>
    <style:style style:name="T12" style:family="text">
      <style:text-properties officeooo:rsid="0066fe48"/>
    </style:style>
    <style:style style:name="T13" style:family="text">
      <style:text-properties officeooo:rsid="006a703c"/>
    </style:style>
    <style:style style:name="T14" style:family="text">
      <style:text-properties officeooo:rsid="006bfff1"/>
    </style:style>
    <style:style style:name="T15" style:family="text">
      <style:text-properties officeooo:rsid="00703d7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738491126672">
          <table:table-cell table:style-name="Tabla1.A1" office:value-type="string">
            <text:p text:style-name="P3">E<text:span text:style-name="T1">nunciado</text:span></text:p>
          </table:table-cell>
        </table:table-row>
        <table:table-row table:style-name="TableLine1738491113424">
          <table:table-cell table:style-name="Tabla1.A2" office:value-type="string">
            <text:p text:style-name="P20"/>
            <text:p text:style-name="P16"><text:span text:style-name="T3">El Concello de Vigo desea </text:span><text:span text:style-name="T5">instalar en Castrelos un Zoo para lo cual necesita crear una aplicación que guarde información sobre las Especies de Animales, a los Empleados (cuidadores y guías) y también de los distintos itinerarios ofrecidos para las Visitas.</text:span><text:span text:style-name="T4">.</text:span></text:p>
            <text:p text:style-name="P19">La gerente, <text:span text:style-name="T6">Gumersinda</text:span>, ha aportado la siguiente información:</text:p>
            <text:list xml:id="list1822399378" text:style-name="L1">
              <text:list-item>
                <text:p text:style-name="P21"><text:span text:style-name="T7">De cada</text:span> Especies interesa saber el nombre en español, el nombre, descripción general, <text:span text:style-name="T12">años y peso promedios de cada una</text:span>. Cada Especie puede vivir en diferentes Hábitats naturales, compartiendo el Hábitat con otras Especies. Cada Especie se halla en una Zona específica que puede compartir con otras Especies.</text:p>
              </text:list-item>
              <text:list-item>
                <text:p text:style-name="P21"><text:span text:style-name="T7">De cada </text:span>Hábitat natural <text:span text:style-name="T7">interesa saber</text:span> nombre, clima asociado y tipo de vegetación predominante. Cada Hábitat se puede encontrar en varios Continentes.</text:p>
              </text:list-item>
              <text:list-item>
                <text:p text:style-name="P21">De las Zonas en las que se hallan distintas Especies interesa su nombre y la extensión que ocupan.</text:p>
              </text:list-item>
              <text:list-item>
                <text:p text:style-name="P21">De los Itinerarios interesa <text:span text:style-name="T7">su código, </text:span><text:span text:style-name="T13">hora de inicio, </text:span><text:span text:style-name="T7">duración, longitud </text:span><text:span text:style-name="T14">y</text:span><text:span text:style-name="T7"> número máximo de visitantes. Cada Itinerario recorre distintas Zonas y cada Zona puede ser recorrida por distintos Itinerarios.</text:span></text:p>
              </text:list-item>
              <text:list-item>
                <text:p text:style-name="P22">De los Guías del Parque interesa su nombre, <text:span text:style-name="T15">apellidos</text:span>, dirección, teléfono y fecha de inicio a trabajar en el Zoo. Cada Guía puede llevar varios Itinerarios, pero cada Itinerario será asignado a distintos Guías en diferentes horas.</text:p>
              </text:list-item>
              <text:list-item>
                <text:p text:style-name="P22">De los Cuidadores interesa su nombre, apellidos, dirección, teléfono y fecha de inicio a trabajar en el Zoo. Cada Cuidador puede atender varias Especies <text:span text:style-name="T8">y cada Especie será atendida por varios Cuidadores, siendo interesante la fecha en la que el Cuidador atiende a cada Especie.</text:span></text:p>
              </text:list-item>
            </text:list>
          </table:table-cell>
        </table:table-row>
      </table:table>
      <text:p text:style-name="P17"/>
      <text:p text:style-name="P17"/>
      <text:p text:style-name="P17"/>
      <table:table table:name="Tabla11" table:style-name="Tabla11">
        <table:table-column table:style-name="Tabla11.A"/>
        <table:table-row table:style-name="TableLine1738491114576">
          <table:table-cell table:style-name="Tabla11.A1" office:value-type="string">
            <text:p text:style-name="P3">Modelo Entidad/Relación</text:p>
          </table:table-cell>
        </table:table-row>
        <table:table-row table:style-name="Tabla11.2">
          <table:table-cell table:style-name="Tabla11.A2" office:value-type="string">
            <text:p text:style-name="P4"/>
          </table:table-cell>
        </table:table-row>
      </table:table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4">Entidad</text:p>
          </table:table-cell>
          <table:table-cell table:style-name="Tabla2.A1" office:value-type="string">
            <text:p text:style-name="P14">Clave primaria</text:p>
          </table:table-cell>
          <table:table-cell table:style-name="Tabla2.A1" office:value-type="string">
            <text:p text:style-name="P14">Clave Secundaria</text:p>
          </table:table-cell>
          <table:table-cell table:style-name="Tabla2.A1" office:value-type="string">
            <text:p text:style-name="P15">Clave foránea</text:p>
          </table:table-cell>
          <table:table-cell table:style-name="Tabla2.A1" office:value-type="string">
            <text:p text:style-name="P14">Atributos NO primos</text:p>
          </table:table-cell>
          <table:table-cell table:style-name="Tabla2.F1" office:value-type="string">
            <text:p text:style-name="P14">Atributos multivaluados</text:p>
          </table:table-cell>
        </table:table-row>
        <table:table-row table:style-name="TableLine1738638009264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P9"/>
          </table:table-cell>
          <table:table-cell table:style-name="Tabla2.D2" office:value-type="string">
            <text:p text:style-name="P6"/>
          </table:table-cell>
          <table:table-cell table:style-name="Tabla2.E2" office:value-type="string">
            <text:p text:style-name="P11"/>
          </table:table-cell>
          <table:table-cell table:style-name="Tabla2.F2" office:value-type="string">
            <text:p text:style-name="P10"/>
          </table:table-cell>
        </table:table-row>
        <table:table-row table:style-name="TableLine1738638008112">
          <table:table-cell table:style-name="Tabla2.A3" office:value-type="string">
            <text:p text:style-name="P11"/>
          </table:table-cell>
          <table:table-cell table:style-name="Tabla2.B3" office:value-type="string">
            <text:p text:style-name="P11"/>
          </table:table-cell>
          <table:table-cell table:style-name="Tabla2.C3" office:value-type="string">
            <text:p text:style-name="P10"/>
          </table:table-cell>
          <table:table-cell table:style-name="Tabla2.D3" office:value-type="string">
            <text:p text:style-name="P7"/>
          </table:table-cell>
          <table:table-cell table:style-name="Tabla2.E3" office:value-type="string">
            <text:list xml:id="list2591306204" text:style-name="L2">
              <text:list-header>
                <text:p text:style-name="P27"/>
              </text:list-header>
            </text:list>
          </table:table-cell>
          <table:table-cell table:style-name="Tabla2.F3" office:value-type="string">
            <text:p text:style-name="P5"/>
          </table:table-cell>
        </table:table-row>
        <table:table-row table:style-name="TableLine1738637996304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9"/>
          </table:table-cell>
          <table:table-cell table:style-name="Tabla2.D4" office:value-type="string">
            <text:p text:style-name="P13"/>
          </table:table-cell>
          <table:table-cell table:style-name="Tabla2.E4" office:value-type="string">
            <text:p text:style-name="P12"/>
          </table:table-cell>
          <table:table-cell table:style-name="Tabla2.F4" office:value-type="string">
            <text:p text:style-name="P8"/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738637994576">
          <table:table-cell table:style-name="Tabla3.A5" office:value-type="string">
            <text:p text:style-name="P12"/>
          </table:table-cell>
          <table:table-cell table:style-name="Tabla3.B5" office:value-type="string">
            <text:p text:style-name="P12"/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0"/>
          </table:table-cell>
          <table:table-cell table:style-name="Tabla3.E5" office:value-type="string">
            <text:p text:style-name="P12"/>
          </table:table-cell>
          <table:table-cell table:style-name="Tabla3.F5" office:value-type="string">
            <text:p text:style-name="P12"/>
          </table:table-cell>
          <table:table-cell table:style-name="Tabla3.G5" office:value-type="string">
            <text:p text:style-name="P12"/>
          </table:table-cell>
          <table:table-cell table:style-name="Tabla3.H5" office:value-type="string">
            <text:p text:style-name="P12"/>
          </table:table-cell>
          <table:table-cell table:style-name="Tabla3.I5" office:value-type="string">
            <text:p text:style-name="P12"/>
          </table:table-cell>
        </table:table-row>
        <table:table-row table:style-name="TableLine1738637999760">
          <table:table-cell table:style-name="Tabla3.A5" office:value-type="string">
            <text:p text:style-name="P12"/>
          </table:table-cell>
          <table:table-cell table:style-name="Tabla3.B5" office:value-type="string">
            <text:p text:style-name="P12"/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0"/>
          </table:table-cell>
          <table:table-cell table:style-name="Tabla3.E5" office:value-type="string">
            <text:p text:style-name="P12"/>
          </table:table-cell>
          <table:table-cell table:style-name="Tabla3.F5" office:value-type="string">
            <text:p text:style-name="P12"/>
          </table:table-cell>
          <table:table-cell table:style-name="Tabla3.G5" office:value-type="string">
            <text:p text:style-name="P12"/>
          </table:table-cell>
          <table:table-cell table:style-name="Tabla3.H5" office:value-type="string">
            <text:p text:style-name="P12"/>
          </table:table-cell>
          <table:table-cell table:style-name="Tabla3.I5" office:value-type="string">
            <text:p text:style-name="P12"/>
          </table:table-cell>
        </table:table-row>
        <table:table-row table:style-name="TableLine1738638000048">
          <table:table-cell table:style-name="Tabla3.A5" office:value-type="string">
            <text:p text:style-name="P12"/>
          </table:table-cell>
          <table:table-cell table:style-name="Tabla3.B5" office:value-type="string">
            <text:p text:style-name="P12"/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0"/>
          </table:table-cell>
          <table:table-cell table:style-name="Tabla3.E5" office:value-type="string">
            <text:p text:style-name="P12"/>
          </table:table-cell>
          <table:table-cell table:style-name="Tabla3.F5" office:value-type="string">
            <text:p text:style-name="P12"/>
          </table:table-cell>
          <table:table-cell table:style-name="Tabla3.G5" office:value-type="string">
            <text:p text:style-name="P12"/>
          </table:table-cell>
          <table:table-cell table:style-name="Tabla3.H5" office:value-type="string">
            <text:p text:style-name="P12"/>
          </table:table-cell>
          <table:table-cell table:style-name="Tabla3.I5" office:value-type="string">
            <text:p text:style-name="P12"/>
          </table:table-cell>
        </table:table-row>
      </table:table>
      <text:p text:style-name="P18"/>
      <text:p text:style-name="P24"/>
      <table:table table:name="Táboa1" table:style-name="Táboa1">
        <table:table-column table:style-name="Táboa1.A"/>
        <table:table-row table:style-name="TableLine1739389888048">
          <table:table-cell table:style-name="Táboa1.A1" office:value-type="string">
            <text:p text:style-name="P39">Modelo Relaci<text:span text:style-name="T9">onal</text:span></text:p>
          </table:table-cell>
        </table:table-row>
        <table:table-row table:style-name="Táboa1.2">
          <table:table-cell table:style-name="Táboa1.A2" office:value-type="string">
            <text:p text:style-name="P45"/>
          </table:table-cell>
        </table:table-row>
      </table:table>
      <text:p text:style-name="P24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40">Relación</text:p>
          </table:table-cell>
          <table:table-cell table:style-name="Táboa2.A1" table:number-rows-spanned="2" office:value-type="string">
            <text:p text:style-name="P40">Clave primaria</text:p>
          </table:table-cell>
          <table:table-cell table:style-name="Táboa2.A1" table:number-rows-spanned="2" office:value-type="string">
            <text:p text:style-name="P40">Clave <text:span text:style-name="T10">secundaria</text:span></text:p>
          </table:table-cell>
          <table:table-cell table:style-name="Táboa2.A1" table:number-rows-spanned="2" office:value-type="string">
            <text:p text:style-name="P40">Clave foránea</text:p>
          </table:table-cell>
          <table:table-cell table:style-name="Táboa2.A1" table:number-rows-spanned="2" office:value-type="string">
            <text:p text:style-name="P40">Atributos NO primos</text:p>
          </table:table-cell>
          <table:table-cell table:style-name="Táboa2.F1" table:number-columns-spanned="2" office:value-type="string">
            <text:p text:style-name="P40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1">SÍ primos</text:p>
          </table:table-cell>
          <table:table-cell table:style-name="Táboa2.G2" office:value-type="string">
            <text:p text:style-name="P41">NO primos</text:p>
          </table:table-cell>
        </table:table-row>
        <table:table-row table:style-name="TableLine1739389882864">
          <table:table-cell table:style-name="Táboa2.A4" office:value-type="string">
            <text:p text:style-name="P28"/>
          </table:table-cell>
          <table:table-cell table:style-name="Táboa2.B3" office:value-type="string">
            <text:p text:style-name="P28"/>
          </table:table-cell>
          <table:table-cell table:style-name="Táboa2.C3" office:value-type="string">
            <text:p text:style-name="P31"/>
          </table:table-cell>
          <table:table-cell table:style-name="Táboa2.D3" office:value-type="string">
            <text:p text:style-name="P32"/>
          </table:table-cell>
          <table:table-cell table:style-name="Táboa2.E3" office:value-type="string">
            <text:p text:style-name="P29"/>
          </table:table-cell>
          <table:table-cell table:style-name="Táboa2.F3" office:value-type="string">
            <text:p text:style-name="P33"/>
          </table:table-cell>
          <table:table-cell table:style-name="Táboa2.G3" office:value-type="string">
            <text:p text:style-name="P32"/>
          </table:table-cell>
        </table:table-row>
        <table:table-row table:style-name="TableLine1739389913968">
          <table:table-cell table:style-name="Táboa2.A4" office:value-type="string">
            <text:p text:style-name="P28"/>
          </table:table-cell>
          <table:table-cell table:style-name="Táboa2.B4" office:value-type="string">
            <text:p text:style-name="P28"/>
          </table:table-cell>
          <table:table-cell table:style-name="Táboa2.C4" office:value-type="string">
            <text:p text:style-name="P32"/>
          </table:table-cell>
          <table:table-cell table:style-name="Táboa2.D4" office:value-type="string">
            <text:p text:style-name="P30"/>
          </table:table-cell>
          <table:table-cell table:style-name="Táboa2.E4" office:value-type="string">
            <text:p text:style-name="P29"/>
          </table:table-cell>
          <table:table-cell table:style-name="Táboa2.F4" office:value-type="string">
            <text:p text:style-name="P32"/>
          </table:table-cell>
          <table:table-cell table:style-name="Táboa2.G4" office:value-type="string">
            <text:p text:style-name="P32"/>
          </table:table-cell>
        </table:table-row>
        <table:table-row table:style-name="TableLine1739389926928">
          <table:table-cell table:style-name="Táboa2.A5" office:value-type="string">
            <text:p text:style-name="P28"/>
          </table:table-cell>
          <table:table-cell table:style-name="Táboa2.B5" office:value-type="string">
            <text:p text:style-name="P28"/>
          </table:table-cell>
          <table:table-cell table:style-name="Táboa2.C5" office:value-type="string">
            <text:p text:style-name="P28"/>
          </table:table-cell>
          <table:table-cell table:style-name="Táboa2.D5" office:value-type="string">
            <text:p text:style-name="P34"/>
          </table:table-cell>
          <table:table-cell table:style-name="Táboa2.E5" office:value-type="string">
            <text:p text:style-name="P29"/>
          </table:table-cell>
          <table:table-cell table:style-name="Táboa2.F5" office:value-type="string">
            <text:p text:style-name="P28"/>
          </table:table-cell>
          <table:table-cell table:style-name="Táboa2.G5" office:value-type="string">
            <text:p text:style-name="P31"/>
          </table:table-cell>
        </table:table-row>
      </table:table>
      <text:p text:style-name="P25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42">Relación</text:p>
          </table:table-cell>
          <table:table-cell table:style-name="Táboa3.A1" table:number-columns-spanned="4" office:value-type="string">
            <text:p text:style-name="P43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43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42">1FN</text:p>
            <text:p text:style-name="P44">DF</text:p>
          </table:table-cell>
          <table:table-cell table:style-name="Táboa3.B2" office:value-type="string">
            <text:p text:style-name="P42">2FN <text:span text:style-name="T11">DFC</text:span></text:p>
          </table:table-cell>
          <table:table-cell table:style-name="Táboa3.B2" office:value-type="string">
            <text:p text:style-name="P42">3FN <text:span text:style-name="T11">DFTNP</text:span></text:p>
          </table:table-cell>
          <table:table-cell table:style-name="Táboa3.B2" office:value-type="string">
            <text:p text:style-name="P42">FNBC</text:p>
            <text:p text:style-name="P44">DFTP</text:p>
          </table:table-cell>
          <table:covered-table-cell table:style-name="Táboa3.F1"/>
        </table:table-row>
        <table:table-row table:style-name="TableLine1739389918576">
          <table:table-cell table:style-name="Táboa3.A4" office:value-type="string">
            <text:p text:style-name="P28"/>
          </table:table-cell>
          <table:table-cell table:style-name="Táboa3.B3" office:value-type="string">
            <text:p text:style-name="P35"/>
          </table:table-cell>
          <table:table-cell table:style-name="Táboa3.C3" office:value-type="string">
            <text:p text:style-name="P35"/>
          </table:table-cell>
          <table:table-cell table:style-name="Táboa3.D3" office:value-type="string">
            <text:p text:style-name="P35"/>
          </table:table-cell>
          <table:table-cell table:style-name="Táboa3.E3" office:value-type="string">
            <text:p text:style-name="P35"/>
          </table:table-cell>
          <table:table-cell table:style-name="Táboa3.F3" office:value-type="string">
            <text:p text:style-name="P36"/>
          </table:table-cell>
        </table:table-row>
        <table:table-row table:style-name="TableLine1739389915696">
          <table:table-cell table:style-name="Táboa3.A4" office:value-type="string">
            <text:p text:style-name="P28"/>
          </table:table-cell>
          <table:table-cell table:style-name="Táboa3.B4" office:value-type="string">
            <text:p text:style-name="P35"/>
          </table:table-cell>
          <table:table-cell table:style-name="Táboa3.C4" office:value-type="string">
            <text:p text:style-name="P35"/>
          </table:table-cell>
          <table:table-cell table:style-name="Táboa3.D4" office:value-type="string">
            <text:p text:style-name="P35"/>
          </table:table-cell>
          <table:table-cell table:style-name="Táboa3.E4" office:value-type="string">
            <text:p text:style-name="P35"/>
          </table:table-cell>
          <table:table-cell table:style-name="Táboa3.F4" office:value-type="string">
            <text:p text:style-name="P37"/>
          </table:table-cell>
        </table:table-row>
        <table:table-row table:style-name="TableLine1739389944496">
          <table:table-cell table:style-name="Táboa3.A5" office:value-type="string">
            <text:p text:style-name="P28"/>
          </table:table-cell>
          <table:table-cell table:style-name="Táboa3.B5" office:value-type="string">
            <text:p text:style-name="P35"/>
          </table:table-cell>
          <table:table-cell table:style-name="Táboa3.C5" office:value-type="string">
            <text:p text:style-name="P35"/>
          </table:table-cell>
          <table:table-cell table:style-name="Táboa3.D5" office:value-type="string">
            <text:p text:style-name="P35"/>
          </table:table-cell>
          <table:table-cell table:style-name="Táboa3.E5" office:value-type="string">
            <text:p text:style-name="P35"/>
          </table:table-cell>
          <table:table-cell table:style-name="Táboa3.F5" office:value-type="string">
            <text:p text:style-name="P38"/>
          </table:table-cell>
        </table:table-row>
      </table:table>
      <text:p text:style-name="P26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12M29S</meta:editing-duration>
    <meta:editing-cycles>81</meta:editing-cycles>
    <meta:generator>LibreOffice/7.3.3.2$Windows_X86_64 LibreOffice_project/d1d0ea68f081ee2800a922cac8f79445e4603348</meta:generator>
    <dc:date>2023-10-23T20:24:52.959000000</dc:date>
    <meta:document-statistic meta:table-count="7" meta:image-count="0" meta:object-count="0" meta:page-count="3" meta:paragraph-count="45" meta:word-count="322" meta:character-count="2052" meta:non-whitespace-character-count="1781"/>
  </office:meta>
</office:document-meta>
</file>